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" svg:font-family="" style:font-family-generic="roman"/>
    <style:font-face style:name="Noto Sans Devanagari1" svg:font-family="'Noto Sans Devanagari'" style:font-family-generic="swiss"/>
    <style:font-face style:name="DejaVu Sans1" svg:font-family="'DejaVu Sans'" style:font-pitch="variable"/>
    <style:font-face style:name="Noto Sans Devanagari" svg:font-family="'Noto Sans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52b6" officeooo:paragraph-rsid="001552b6"/>
    </style:style>
    <style:style style:name="P2" style:family="paragraph" style:parent-style-name="Standard">
      <style:paragraph-properties fo:text-align="center" style:justify-single-word="false"/>
      <style:text-properties fo:font-size="16pt" officeooo:rsid="001552b6" officeooo:paragraph-rsid="001552b6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62ad6" officeooo:paragraph-rsid="00162ad6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62ad6" officeooo:paragraph-rsid="00162ad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7820f" officeooo:paragraph-rsid="0017820f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17820f" officeooo:paragraph-rsid="00162ad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a967d" officeooo:paragraph-rsid="001a967d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1a967d" officeooo:paragraph-rsid="001a967d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1a967d" officeooo:paragraph-rsid="0022acab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officeooo:rsid="001a967d" officeooo:paragraph-rsid="0027e9cc" style:font-size-asian="12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officeooo:rsid="001a967d" officeooo:paragraph-rsid="00548eeb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d67ef" officeooo:paragraph-rsid="001d67ef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548eeb" officeooo:paragraph-rsid="00548eeb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1a967d" officeooo:paragraph-rsid="002cffc3" fo:background-color="#ffffff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rsid="0027e9cc" officeooo:paragraph-rsid="0027e9cc" fo:background-color="#ffffff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27e9cc" officeooo:paragraph-rsid="0027e9cc" fo:background-color="#ffdbb6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1a967d" officeooo:paragraph-rsid="0023b5b8" fo:background-color="#dee7e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7820f" officeooo:paragraph-rsid="0017820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300310" officeooo:paragraph-rsid="00300310" fo:background-color="#ffffff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72b920" officeooo:paragraph-rsid="0072b920" fo:background-color="#ffffff" style:font-size-asian="18pt" style:font-weight-asian="bold" style:font-size-complex="18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48eeb" fo:background-color="#cccccc"/>
    </style:style>
    <style:style style:name="P22" style:family="paragraph" style:parent-style-name="Standard">
      <style:paragraph-properties fo:text-align="start" style:justify-single-word="false"/>
      <style:text-properties officeooo:rsid="00300310" officeooo:paragraph-rsid="00300310" fo:background-color="#ffffff"/>
    </style:style>
    <style:style style:name="P23" style:family="paragraph" style:parent-style-name="Standard">
      <style:paragraph-properties fo:text-align="start" style:justify-single-word="false"/>
      <style:text-properties officeooo:rsid="00494677" officeooo:paragraph-rsid="00494677" fo:background-color="#ffffff"/>
    </style:style>
    <style:style style:name="P24" style:family="paragraph" style:parent-style-name="Standard">
      <style:paragraph-properties fo:text-align="start" style:justify-single-word="false"/>
      <style:text-properties officeooo:rsid="0058efa8" officeooo:paragraph-rsid="0058efa8" fo:background-color="#ffffff"/>
    </style:style>
    <style:style style:name="P25" style:family="paragraph" style:parent-style-name="Standard">
      <style:paragraph-properties fo:text-align="start" style:justify-single-word="false"/>
      <style:text-properties officeooo:rsid="00548eeb" officeooo:paragraph-rsid="001de639" fo:background-color="#ffffff"/>
    </style:style>
    <style:style style:name="P26" style:family="paragraph" style:parent-style-name="Standard" style:list-style-name="L4">
      <style:paragraph-properties fo:text-align="start" style:justify-single-word="false"/>
      <style:text-properties officeooo:rsid="005b5fae" officeooo:paragraph-rsid="005b5fae" fo:background-color="#ffffff"/>
    </style:style>
    <style:style style:name="P27" style:family="paragraph" style:parent-style-name="Standard">
      <style:paragraph-properties fo:text-align="start" style:justify-single-word="false"/>
      <style:text-properties officeooo:rsid="006cbc8c" officeooo:paragraph-rsid="006cbc8c" fo:background-color="#ffffff"/>
    </style:style>
    <style:style style:name="P28" style:family="paragraph" style:parent-style-name="Standard">
      <style:paragraph-properties fo:text-align="start" style:justify-single-word="false"/>
      <style:text-properties officeooo:rsid="00746daf" officeooo:paragraph-rsid="00746daf" fo:background-color="#ffffff"/>
    </style:style>
    <style:style style:name="P29" style:family="paragraph" style:parent-style-name="Standard">
      <style:paragraph-properties fo:text-align="start" style:justify-single-word="false"/>
      <style:text-properties officeooo:rsid="0075eec3" officeooo:paragraph-rsid="0075eec3" fo:background-color="#ffffff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5a35d6" officeooo:paragraph-rsid="005a35d6" fo:background-color="#ffbf00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5a6821" officeooo:paragraph-rsid="005a6821" fo:background-color="#ffbf00"/>
    </style:style>
    <style:style style:name="P32" style:family="paragraph" style:parent-style-name="Standard" style:list-style-name="L4">
      <style:paragraph-properties fo:text-align="start" style:justify-single-word="false"/>
      <style:text-properties officeooo:rsid="005b5fae" officeooo:paragraph-rsid="005b5fae" fo:background-color="#ffbf00"/>
    </style:style>
    <style:style style:name="P33" style:family="paragraph" style:parent-style-name="Standard" style:list-style-name="L5">
      <style:paragraph-properties fo:text-align="start" style:justify-single-word="false"/>
      <style:text-properties officeooo:rsid="006e3f58" officeooo:paragraph-rsid="006e3f58" fo:background-color="#dde8cb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6f7a69" officeooo:paragraph-rsid="006f7a69" fo:background-color="#dde8cb"/>
    </style:style>
    <style:style style:name="P35" style:family="paragraph">
      <style:paragraph-properties fo:text-align="center"/>
      <style:text-properties style:font-name="F" fo:font-size="22pt" style:font-size-asian="22pt" style:font-size-complex="22pt"/>
    </style:style>
    <style:style style:name="P36" style:family="paragraph">
      <loext:graphic-properties draw:fill-color="#bbe33d"/>
      <style:paragraph-properties fo:text-align="center"/>
      <style:text-properties style:font-name="F" fo:font-size="22pt" style:font-size-asian="22pt" style:font-size-complex="22pt"/>
    </style:style>
    <style:style style:name="P37" style:family="paragraph">
      <style:paragraph-properties fo:text-align="center"/>
    </style:style>
    <style:style style:name="T1" style:family="text">
      <style:text-properties officeooo:rsid="00188f84"/>
    </style:style>
    <style:style style:name="T2" style:family="text">
      <style:text-properties officeooo:rsid="001d67e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d67ef" style:font-size-asian="12pt" style:font-size-complex="12pt"/>
    </style:style>
    <style:style style:name="T5" style:family="text">
      <style:text-properties fo:font-size="12pt" officeooo:rsid="001de639" style:font-size-asian="12pt" style:font-size-complex="12pt"/>
    </style:style>
    <style:style style:name="T6" style:family="text">
      <style:text-properties fo:font-size="12pt" officeooo:rsid="006cbc8c" style:font-size-asian="12pt" style:font-size-complex="12pt"/>
    </style:style>
    <style:style style:name="T7" style:family="text">
      <style:text-properties fo:font-size="12pt" officeooo:rsid="00746daf" style:font-size-asian="12pt" style:font-size-complex="12pt"/>
    </style:style>
    <style:style style:name="T8" style:family="text">
      <style:text-properties fo:font-size="12pt" officeooo:rsid="00756ce8" style:font-size-asian="12pt" style:font-size-complex="12pt"/>
    </style:style>
    <style:style style:name="T9" style:family="text">
      <style:text-properties fo:font-size="12pt" officeooo:rsid="007570f3" style:font-size-asian="12pt" style:font-size-complex="12pt"/>
    </style:style>
    <style:style style:name="T10" style:family="text">
      <style:text-properties officeooo:rsid="0022acab"/>
    </style:style>
    <style:style style:name="T11" style:family="text">
      <style:text-properties officeooo:rsid="0027e9cc"/>
    </style:style>
    <style:style style:name="T12" style:family="text">
      <style:text-properties fo:background-color="#ffdbb6" loext:char-shading-value="0"/>
    </style:style>
    <style:style style:name="T13" style:family="text">
      <style:text-properties officeooo:rsid="001de639" fo:background-color="#cccccc" loext:char-shading-value="0"/>
    </style:style>
    <style:style style:name="T14" style:family="text">
      <style:text-properties officeooo:rsid="001d67ef" fo:background-color="#cccccc" loext:char-shading-value="0"/>
    </style:style>
    <style:style style:name="T15" style:family="text">
      <style:text-properties officeooo:rsid="006cbc8c"/>
    </style:style>
    <style:style style:name="T16" style:family="text">
      <style:text-properties officeooo:rsid="00746daf"/>
    </style:style>
    <style:style style:name="T17" style:family="text">
      <style:text-properties style:font-name="F" fo:font-size="22pt" style:font-size-asian="22pt" style:font-size-complex="2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bbe33d" draw:textarea-horizontal-align="justify" draw:textarea-vertical-align="middle" draw:auto-grow-height="false" fo:min-height="1.4008in" fo:min-width="4.942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custom-shape text:anchor-type="paragraph" draw:z-index="0" draw:name="Shape1" draw:style-name="gr1" draw:text-style-name="P36" svg:width="5.0941in" svg:height="1.5524in" svg:x="0.9256in" svg:y="1.6882in"><text:p text:style-name="P35"><text:span text:style-name="T17">Rapport du SOC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" draw:name="Shape2" draw:style-name="gr2" draw:text-style-name="P37" svg:x1="0.3807in" svg:y1="4.4354in" svg:x2="6.5098in" svg:y2="4.4354in"><text:p/></draw:line><draw:line text:anchor-type="paragraph" draw:z-index="2" draw:name="Shape2" draw:style-name="gr2" draw:text-style-name="P37" svg:x1="0.3807in" svg:y1="6.7976in" svg:x2="6.5098in" svg:y2="6.7976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SECURITY OPERATION CENTER</text:p>
      <text:p text:style-name="P3"/>
      <text:p text:style-name="P3"/>
      <text:p text:style-name="P3"/>
      <text:p text:style-name="P4">Version 1 le 28 mars 201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/>
      <text:p text:style-name="P6"/>
      <text:p text:style-name="P6"/>
      <text:p text:style-name="P6"/>
      <text:p text:style-name="P18">I. <text:span text:style-name="T1">Classification du SOC</text:span></text:p>
      <text:list xml:id="list2537546843" text:style-name="L1">
        <text:list-item>
          <text:p text:style-name="P9">N1:</text:p>
          <text:p text:style-name="P17"><text:span text:style-name="T10">la première tache consiste à formaliser et enregistrer le contexte de l’incident. Et puis débrouiller et pré-qualifier les incidents et les alertes. En général, les activités sont cadrées par des procédures.</text:span></text:p>
          <text:p text:style-name="P10"><text:s/></text:p>
        </text:list-item>
        <text:list-item>
          <text:p text:style-name="P14">N2:</text:p>
          <text:p text:style-name="P14"><text:span text:style-name="T11">Il est chargé de 3 activités principales:</text:span></text:p>
        </text:list-item>
      </text:list>
      <text:list xml:id="list3824034285" text:style-name="L2">
        <text:list-item>
          <text:list>
            <text:list-item>
              <text:p text:style-name="P16">traiter des incidents issus du centre de supervision, mettre en place des règles de corrélation pour la détection et suivre l’incident</text:p>
            </text:list-item>
            <text:list-item>
              <text:p text:style-name="P16">veiller sur des cybermenaces et les vulnérablités </text:p>
            </text:list-item>
            <text:list-item>
              <text:p text:style-name="P15"><text:span text:style-name="T12">Rédiger des rapports de suivis d’activités</text:span> </text:p>
            </text:list-item>
          </text:list>
        </text:list-item>
      </text:list>
      <text:p text:style-name="P7"/>
      <text:list xml:id="list3445858678157" text:continue-list="list2537546843" text:style-name="L1">
        <text:list-item>
          <text:p text:style-name="P8">N3:</text:p>
          <text:list>
            <text:list-item>
              <text:p text:style-name="P21"><text:span text:style-name="T4">Il est à </text:span><text:bookmark text:name="firstHeading"/>même<text:span text:style-name="T4"> de mener </text:span><text:span text:style-name="T5">l’investigation à partir de signaux faibles et de <text:s/>faire de la recherche exploratoire sur l’ensemble des évènements.</text:span></text:p>
            </text:list-item>
            <text:list-item>
              <text:p text:style-name="P21"><text:span text:style-name="T5"/></text:p>
              <text:p text:style-name="P11"><text:span text:style-name="T13">Il possède plus d’expertise sur les méthodes d’attaques; et il a aussi des qualités rédactionnelles et de synthèse. </text:span><text:span text:style-name="T14"><text:s/></text:span></text:p>
              <text:p text:style-name="P11"><text:span text:style-name="T14"/></text:p>
            </text:list-item>
          </text:list>
        </text:list-item>
        <text:list-item>
          <text:p text:style-name="P13">N4:</text:p>
        </text:list-item>
      </text:list>
      <text:p text:style-name="P24"><text:span text:style-name="T4"><text:s text:c="12"/></text:span><text:span text:style-name="T3">Il s’agit du poste de chef de SOC avec des qualités managériales et techniques. Ses principales </text:span></text:p>
      <text:p text:style-name="P24"><text:span text:style-name="T3"><text:tab/> activités sont:</text:span></text:p>
      <text:list xml:id="list3288109052" text:style-name="L4">
        <text:list-item>
          <text:list>
            <text:list-item>
              <text:p text:style-name="P30"><text:span text:style-name="T3">management de l’équipe opérationnnelle du SOC</text:span></text:p>
            </text:list-item>
            <text:list-item>
              <text:p text:style-name="P31"><text:span text:style-name="T3">respect de SLA Service Level Agreements du SOC</text:span></text:p>
            </text:list-item>
            <text:list-item>
              <text:p text:style-name="P31"><text:span text:style-name="T3">garant de la bonne application du processus: Gestion des incidents, Optimisation des traitements, suivis des demandes et des changements</text:span></text:p>
            </text:list-item>
            <text:list-item>
              <text:p text:style-name="P32"><text:span text:style-name="T3">garant de la stratégie technique du SOC</text:span></text:p>
            </text:list-item>
            <text:list-item>
              <text:p text:style-name="P32"><text:span text:style-name="T3">animation des revues hebdomadaires et mensuelles</text:span></text:p>
            </text:list-item>
            <text:list-item>
              <text:p text:style-name="P32"><text:span text:style-name="T3">définition et suivi des indicateurs de performance du SOC et mise en place des tableaux de bord</text:span></text:p>
            </text:list-item>
            <text:list-item>
              <text:p text:style-name="P32"><text:span text:style-name="T3">gestion des escalades et crises</text:span></text:p>
            </text:list-item>
            <text:list-item>
              <text:p text:style-name="P32"><text:span text:style-name="T3">rédaction des rapports d’activités (tendances et statistiques opérationnelles des cybermances)</text:span></text:p>
            </text:list-item>
            <text:list-item>
              <text:p text:style-name="P32"><text:span text:style-name="T3">gestion de la communication du SOC vers les autres entités de l’entreprise</text:span></text:p>
            </text:list-item>
            <text:list-item>
              <text:p text:style-name="P32"><text:span text:style-name="T3">réalisation des opérations de niveau 2 et 3 </text:span></text:p>
              <text:p text:style-name="P26"><text:span text:style-name="T3"/></text:p>
            </text:list-item>
          </text:list>
        </text:list-item>
      </text:list>
      <text:p text:style-name="P25"><text:span text:style-name="T4"/></text:p>
      <text:p text:style-name="P19"><text:span text:style-name="T2">I</text:span>I. <text:span text:style-name="T15">CSIRT</text:span></text:p>
      <text:p text:style-name="P22"><text:span text:style-name="T6"/></text:p>
      <text:p text:style-name="P27"><text:span text:style-name="T3"><text:s text:c="9"/>Computer Security Incident Response Team, c’est un centre d’alerte et de réaction aux <text:s text:c="3"/>cyberattaques. Les taches prioritaires sont :</text:span></text:p>
      <text:list xml:id="list2589905764" text:style-name="L5">
        <text:list-item>
          <text:p text:style-name="P33"><text:soft-page-break/><text:span text:style-name="T3">Centralisation des demandes d’assistance à la suite de cyberattaques: réception des demandes,analyse des symptomes et éventuelles corrélations des incidents</text:span></text:p>
        </text:list-item>
        <text:list-item>
          <text:p text:style-name="P34"><text:span text:style-name="T3">Traitement des alertes et réactions aux cyberattaques</text:span></text:p>
        </text:list-item>
        <text:list-item>
          <text:p text:style-name="P34"><text:span text:style-name="T3">Etablissement et maintenance d’une base de données des vulnérabilités</text:span></text:p>
        </text:list-item>
        <text:list-item>
          <text:p text:style-name="P34"><text:span text:style-name="T3">Prévention par diffusion d’informations pour minimiser les risques d’incidents</text:span></text:p>
        </text:list-item>
      </text:list>
      <text:p text:style-name="P22"><text:span text:style-name="T3"/></text:p>
      <text:p text:style-name="P20">III. <text:span text:style-name="T16">CERT</text:span></text:p>
      <text:p text:style-name="P20"/>
      <text:p text:style-name="P28"><text:span text:style-name="T3"><text:s text:c="9"/>Computer Emergency Response Team, </text:span><text:span text:style-name="T9">avec le meme acronyme CSIRT</text:span></text:p>
      <text:p text:style-name="P28"><text:span text:style-name="T8"/></text:p>
      <text:p text:style-name="P29"><text:span text:style-name="T8">I</text:span><text:span text:style-name="T3">V.</text:span></text:p>
      <text:p text:style-name="P22"><text:span text:style-name="T3"/></text:p>
      <text:p text:style-name="P23"><text:span text:style-name="T3">X. Annexes</text:span></text:p>
      <text:p text:style-name="P23"><text:span text:style-name="T3">SDM: Service Delivery Manager, Déployer les processus de gestion des services informatiques.</text:span></text:p>
      <text:p text:style-name="P12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" svg:font-family="" style:font-family-generic="roman"/>
    <style:font-face style:name="Noto Sans Devanagari1" svg:font-family="'Noto Sans Devanagari'" style:font-family-generic="swiss"/>
    <style:font-face style:name="DejaVu Sans1" svg:font-family="'DejaVu Sans'" style:font-pitch="variable"/>
    <style:font-face style:name="Noto Sans Devanagari" svg:font-family="'Noto Sans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2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3:44.435439113</meta:creation-date>
    <meta:generator>LibreOffice/6.1.5.2$Linux_X86_64 LibreOffice_project/10$Build-2</meta:generator>
    <dc:date>2019-03-29T00:23:22.114039530</dc:date>
    <meta:editing-duration>PT2H19M23S</meta:editing-duration>
    <meta:editing-cycles>39</meta:editing-cycles>
    <meta:document-statistic meta:table-count="0" meta:image-count="0" meta:object-count="0" meta:page-count="3" meta:paragraph-count="41" meta:word-count="366" meta:character-count="2316" meta:non-whitespace-character-count="1973"/>
  </office:meta>
</office:document-meta>
</file>